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64cm" fo:min-width="0.91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a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9cm" svg:y="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cm" svg:height="2cm" svg:x="5.9cm" svg:y="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cm" svg:height="2cm" svg:x="12cm" svg:y="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cm" svg:height="2cm" svg:x="14.1cm" svg:y="10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cm" svg:height="2cm" svg:x="9.9cm" svg:y="10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cm" svg:height="2cm" svg:x="14.1cm" svg:y="13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1cm" svg:y1="5cm" svg:x2="13cm" svg:y2="7cm" draw:start-shape="id1" draw:start-glue-point="10" draw:end-shape="id2" draw:end-glue-point="4" svg:d="M11000 5000c1334 0 2000 666 2000 2000" svg:viewBox="0 0 2001 2001">
          <text:p/>
        </draw:connector>
        <draw:connector draw:style-name="gr3" draw:text-style-name="P2" draw:layer="layout" draw:type="curve" svg:x1="11cm" svg:y1="5cm" svg:x2="15.1cm" svg:y2="10cm" draw:start-shape="id1" draw:start-glue-point="10" draw:end-shape="id3" draw:end-glue-point="4" svg:d="M11000 5000c2734 0 4100 1666 4100 5000" svg:viewBox="0 0 4101 5001">
          <text:p/>
        </draw:connector>
        <draw:connector draw:style-name="gr3" draw:text-style-name="P2" draw:layer="layout" draw:type="curve" svg:x1="11cm" svg:y1="5cm" svg:x2="16.1cm" svg:y2="14.5cm" draw:start-shape="id1" draw:start-glue-point="10" draw:end-shape="id4" draw:end-glue-point="10" svg:d="M11000 5000c8440 0 5890 9500 5100 9500" svg:viewBox="0 0 6083 9501">
          <text:p/>
        </draw:connector>
        <draw:connector draw:style-name="gr3" draw:text-style-name="P2" draw:layer="layout" draw:type="curve" svg:x1="9cm" svg:y1="5cm" svg:x2="6.9cm" svg:y2="7cm" draw:start-shape="id1" draw:start-glue-point="6" draw:end-shape="id5" draw:end-glue-point="4" svg:d="M9000 5000c-1400 0-2100 666-2100 2000" svg:viewBox="0 0 2101 2001">
          <text:p/>
        </draw:connector>
        <draw:connector draw:style-name="gr3" draw:text-style-name="P2" draw:layer="layout" draw:type="curve" svg:x1="10cm" svg:y1="6cm" svg:x2="10.193cm" svg:y2="10.293cm" draw:start-shape="id1" draw:start-glue-point="8" draw:end-shape="id6" draw:end-glue-point="5" svg:d="M10000 6000c0 3000 193 854 193 4293" svg:viewBox="0 0 194 4294">
          <text:p/>
        </draw:connector>
        <draw:frame draw:style-name="gr4" draw:text-style-name="P3" draw:layer="layout" svg:width="1.7cm" svg:height="0.806cm" svg:x="6.7cm" svg:y="5cm">
          <draw:text-box>
            <text:p><text:span text:style-name="T1">3</text:span></text:p>
          </draw:text-box>
        </draw:frame>
        <draw:frame draw:style-name="gr4" draw:text-style-name="P3" draw:layer="layout" svg:width="1.7cm" svg:height="0.806cm" svg:x="17.2cm" svg:y="8.694cm">
          <draw:text-box>
            <text:p><text:span text:style-name="T1">2/5/6</text:span></text:p>
          </draw:text-box>
        </draw:frame>
        <draw:frame draw:style-name="gr4" draw:text-style-name="P3" draw:layer="layout" svg:width="1.7cm" svg:height="0.806cm" svg:x="14.8cm" svg:y="7.9cm">
          <draw:text-box>
            <text:p><text:span text:style-name="T1">2/5</text:span></text:p>
          </draw:text-box>
        </draw:frame>
        <draw:frame draw:style-name="gr4" draw:text-style-name="P3" draw:layer="layout" svg:width="1.7cm" svg:height="0.806cm" svg:x="12.6cm" svg:y="5.3cm">
          <draw:text-box>
            <text:p><text:span text:style-name="T1">2</text:span></text:p>
          </draw:text-box>
        </draw:frame>
        <draw:frame draw:style-name="gr4" draw:text-style-name="P3" draw:layer="layout" svg:width="1.7cm" svg:height="0.806cm" svg:x="10cm" svg:y="7.994cm">
          <draw:text-box>
            <text:p><text:span text:style-name="T1">2/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Hatching_20_1" draw:fill-image-name="Bitmap_20_1" draw:textarea-vertical-align="middle" draw:auto-grow-height="false" draw:auto-grow-width="false" draw:fit-to-contour="false" fo:padding-top="0cm" fo:padding-bottom="0cm" fo:padding-left="0cm" fo:padding-right="0cm" fo:wrap-option="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08:39:24.144369147</meta:creation-date>
    <meta:generator>LibreOffice/6.1.5.2$Linux_X86_64 LibreOffice_project/10$Build-2</meta:generator>
    <dc:date>2020-05-03T09:47:45.369693881</dc:date>
    <meta:editing-duration>PT32M12S</meta:editing-duration>
    <meta:editing-cycles>8</meta:editing-cycles>
    <meta:document-statistic meta:object-count="16"/>
  </office:meta>
</office:document-meta>
</file>